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m_scientif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Nom_Scientifique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Accipiter nis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4180/embed?simple=1' scrolling='no' frameborder='0'</text:p>
          </table:table-cell>
        </table:table-row>
        <table:table-row table:style-name="ro2">
          <table:table-cell office:value-type="string" calcext:value-type="string">
            <text:p>Aegithalos caudat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6505/embed?simple=1' scrolling='no' frameborder='0'</text:p>
          </table:table-cell>
        </table:table-row>
        <table:table-row table:style-name="ro2">
          <table:table-cell office:value-type="string" calcext:value-type="string">
            <text:p>Apus ap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903877/embed?simple=1' scrolling='no' frameborder='0'</text:p>
          </table:table-cell>
        </table:table-row>
        <table:table-row table:style-name="ro2">
          <table:table-cell office:value-type="string" calcext:value-type="string">
            <text:p>Carduelis carduel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29391/embed?simple=1' scrolling='no' frameborder='0'</text:p>
          </table:table-cell>
        </table:table-row>
        <table:table-row table:style-name="ro2">
          <table:table-cell office:value-type="string" calcext:value-type="string">
            <text:p>Certhia brachydacty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hloris chlo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lumba livi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lumba palumb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rvus coro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rvus moned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yanistes caerule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lichon urbicu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ndrocopos maj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ndrocopos min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mberiza cirl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mberiza citrine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rithacus rubec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Fringilla coeleb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Fringilla montifringi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Garrulus glandari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Hirundo rustic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Linaria cannabin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Lophophanes cristat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Motacilla alb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Muscicapa striat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arus maj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asser domestic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7609/embed?simple=1' scrolling='no' frameborder='0'</text:p>
          </table:table-cell>
        </table:table-row>
        <table:table-row table:style-name="ro2">
          <table:table-cell office:value-type="string" calcext:value-type="string">
            <text:p>Passer monta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eriparus ate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oenicurus ochruro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oenicurus phoenicur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ylloscopus collybit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ica pic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icus virid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oecile palust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runella modula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sittacula krameri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yrrhula pyrrh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Regulus regul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erinus seri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itta europae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pinus spi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treptopelia decaocto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turnus vulga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ylvia atricapi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roglodytes troglodyte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iliac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meru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7850/embed?simple=1' scrolling='no' frameborder='0'</text:p>
          </table:table-cell>
        </table:table-row>
        <table:table-row table:style-name="ro2">
          <table:table-cell office:value-type="string" calcext:value-type="string">
            <text:p>Turdus philomelo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viscivor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Upupa epops</text:p>
          </table:table-cell>
          <table:table-cell office:value-type="string" calcext:value-type="string">
            <text:p>oui</text:p>
          </table:table-cell>
          <table:table-cell/>
        </table:table-row>
      </table:table>
      <table:named-expressions/>
      <table:database-ranges>
        <table:database-range table:name="__Anonymous_Sheet_DB__0" table:target-range-address="nom_scientifique.A1:nom_scientifique.C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5:09:47.1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5T15:15:26.566000000</meta:creation-date>
    <meta:editing-duration>P0D</meta:editing-duration>
    <meta:editing-cycles>1</meta:editing-cycles>
    <meta:generator>LibreOffice/7.5.7.1.M1$Windows_X86_64 LibreOffice_project/9d4bf91ba30c991aaed3b97dd4173f7705c6b5ae</meta:generator>
    <meta:document-statistic meta:table-count="1" meta:cell-count="113" meta:object-count="0"/>
  </office:meta>
</office:document-meta>
</file>